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efe88" officeooo:paragraph-rsid="001efe88" style:font-size-asian="18pt" style:font-size-complex="18pt"/>
    </style:style>
    <style:style style:name="T1" style:family="text">
      <style:text-properties fo:font-weight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ku-Buku Karya Rene Descartes</text:p>
      <text:p text:style-name="P1"/>
      <text:p text:style-name="P1"><text:span text:style-name="T3">Discourse on the Method</text:span><text:span text:style-name="T2"> atau </text:span><text:span text:style-name="T3">Discourse on the Method for Properly Guiding the Reason and Finding Truth in the Sciences</text:span><text:span text:style-name="T2"> adalah buku yang ditulis oleh </text:span><text:a xlink:type="simple" xlink:href="https://id.wikipedia.org/wiki/Rene_Descartes" text:style-name="Internet_20_link" text:visited-style-name="Visited_20_Internet_20_Link"><text:span text:style-name="T2">Rene Descartes</text:span></text:a><text:span text:style-name="T2"> dalam </text:span><text:a xlink:type="simple" xlink:href="https://id.wikipedia.org/wiki/Bahasa_Prancis" text:style-name="Internet_20_link" text:visited-style-name="Visited_20_Internet_20_Link"><text:span text:style-name="T2">bahasa Prancis</text:span></text:a><text:span text:style-name="T2">. Di dalamnya, Descartes menyajikan contoh-contoh penemuan-penemuan yang telah dilakukannya dengan menggunakan metode yang telah disusunnya. </text:span></text:p>
      <text:p text:style-name="P1"><text:span text:style-name="T2"/></text:p>
      <text:p text:style-name="P1"><text:span text:style-name="T3">Rules for the Direction of the Mind</text:span><text:span text:style-name="T2"> adalah buku yang ditulis oleh </text:span><text:a xlink:type="simple" xlink:href="https://id.wikipedia.org/wiki/Rene_Descartes" text:style-name="Internet_20_link" text:visited-style-name="Visited_20_Internet_20_Link"><text:span text:style-name="T2">Rene Descartes</text:span></text:a><text:span text:style-name="T2"> sekitar tahun 1629, akan tetapi, buku ini tidak diselesaikannya. Buku ini diterbitkan untuk pertama kalinya lebih dari 50 tahun sesudah kematian Descartes. Buku ini membahas metode dalam memecahkan masalah </text:span><text:a xlink:type="simple" xlink:href="https://id.wikipedia.org/wiki/Matematika" text:style-name="Internet_20_link" text:visited-style-name="Visited_20_Internet_20_Link"><text:span text:style-name="T2">matematika</text:span></text:a><text:span text:style-name="T2">, </text:span><text:a xlink:type="simple" xlink:href="https://id.wikipedia.org/wiki/Ilmu_pengetahuan" text:style-name="Internet_20_link" text:visited-style-name="Visited_20_Internet_20_Link"><text:span text:style-name="T2">ilmu pengetahuan</text:span></text:a><text:span text:style-name="T2"> dan </text:span><text:a xlink:type="simple" xlink:href="https://id.wikipedia.org/wiki/Filsafat" text:style-name="Internet_20_link" text:visited-style-name="Visited_20_Internet_20_Link"><text:span text:style-name="T2">filsafat</text:span></text:a><text:span text:style-name="T2">. </text:span></text:p>
      <text:p text:style-name="P1"><text:span text:style-name="T2"/></text:p>
      <text:p text:style-name="P1"><text:span text:style-name="T3">Discourse on the Method</text:span><text:span text:style-name="T2"> atau </text:span><text:span text:style-name="T3">Discourse on the Method for Properly Guiding the Reason and Finding Truth in the Sciences</text:span><text:span text:style-name="T2"> adalah buku yang ditulis oleh </text:span><text:a xlink:type="simple" xlink:href="https://id.wikipedia.org/wiki/Rene_Descartes" text:style-name="Internet_20_link" text:visited-style-name="Visited_20_Internet_20_Link"><text:span text:style-name="T2">Rene Descartes</text:span></text:a><text:span text:style-name="T2"> dalam </text:span><text:a xlink:type="simple" xlink:href="https://id.wikipedia.org/wiki/Bahasa_Prancis" text:style-name="Internet_20_link" text:visited-style-name="Visited_20_Internet_20_Link"><text:span text:style-name="T2">bahasa Prancis</text:span></text:a><text:span text:style-name="T2">. Di dalamnya, Descartes menyajikan contoh-contoh penemuan-penemuan yang telah dilakukannya dengan menggunakan metode yang telah disusunnya. 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5:20:55.898636723</meta:creation-date>
    <dc:date>2019-03-19T15:39:21.784828488</dc:date>
    <meta:editing-duration>PT8M15S</meta:editing-duration>
    <meta:editing-cycles>1</meta:editing-cycles>
    <meta:document-statistic meta:table-count="0" meta:image-count="0" meta:object-count="0" meta:page-count="1" meta:paragraph-count="4" meta:word-count="142" meta:character-count="1010" meta:non-whitespace-character-count="869"/>
    <meta:generator>LibreOffice/6.0.3.2$Linux_x86 LibreOffice_project/00m0$Build-2</meta:generator>
  </office:meta>
</office:document-meta>
</file>